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1.0181in"/>
    </style:style>
    <style:style style:name="co6" style:family="table-column">
      <style:table-column-properties fo:break-before="auto" style:column-width="0.3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1" table:number-columns-repeated="7" table:default-cell-style-name="Default"/>
        <table:table-row table:style-name="ro1">
          <table:table-cell table:number-columns-repeated="6"/>
          <table:table-cell table:style-name="ce1"/>
          <table:table-cell table:style-name="ce1" office:value-type="string" calcext:value-type="string">
            <text:p>Hitpoints</text:p>
          </table:table-cell>
          <table:table-cell table:style-name="ce1" table:number-columns-repeated="2"/>
          <table:table-cell/>
          <table:table-cell table:style-name="ce1" office:value-type="string" calcext:value-type="string">
            <text:p>Object Bounding Box Corners</text:p>
          </table:table-cell>
          <table:table-cell table:style-name="ce1" table:number-columns-repeated="3"/>
          <table:table-cell/>
        </table:table-row>
        <table:table-row table:style-name="ro1">
          <table:table-cell/>
          <table:table-cell office:value-type="string" calcext:value-type="string">
            <text:p>fov width</text:p>
          </table:table-cell>
          <table:table-cell table:formula="of:=5*PI()/180" office:value-type="float" office:value="0.0872664625997165" calcext:value-type="float">
            <text:p>0.087266462599717</text:p>
          </table:table-cell>
          <table:table-cell office:value-type="string" calcext:value-type="string">
            <text:p>rad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heta</text:p>
          </table:table-cell>
          <table:table-cell table:style-name="ce1" office:value-type="string" calcext:value-type="string">
            <text:p>x (m)</text:p>
          </table:table-cell>
          <table:table-cell table:style-name="ce1" office:value-type="string" calcext:value-type="string">
            <text:p>y (m)</text:p>
          </table:table-cell>
          <table:table-cell table:style-name="ce1" office:value-type="string" calcext:value-type="string">
            <text:p>z (m)</text:p>
          </table:table-cell>
          <table:table-cell/>
          <table:table-cell table:style-name="ce1" office:value-type="string" calcext:value-type="string">
            <text:p>xmin</text:p>
          </table:table-cell>
          <table:table-cell table:style-name="ce1" office:value-type="string" calcext:value-type="string">
            <text:p>xmax</text:p>
          </table:table-cell>
          <table:table-cell table:style-name="ce1" office:value-type="string" calcext:value-type="string">
            <text:p>ymin</text:p>
          </table:table-cell>
          <table:table-cell table:style-name="ce1" office:value-type="string" calcext:value-type="string">
            <text:p>yma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minal 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$F3] &lt;= [.$C$5]; ([.$C$4]-[.$C$2]/2)+[.$F3]*[.$C$6]; &quot;&quot;)" office:value-type="float" office:value="1.00574598146173" calcext:value-type="float">
            <text:p>1.00574598146173</text:p>
          </table:table-cell>
          <table:table-cell table:formula="of:=IF([.$F3] &lt;= [.$C$5]; [.$C$3]*COS([.$G3]); &quot;&quot;)" office:value-type="float" office:value="21.4183334570838" calcext:value-type="float">
            <text:p>21.4183334570838</text:p>
          </table:table-cell>
          <table:table-cell table:formula="of:=IF([.$F3] &lt;= [.$C$5]; [.$C$3]*SIN([.$G3]); &quot;&quot;)" office:value-type="float" office:value="33.7824657466143" calcext:value-type="float">
            <text:p>33.7824657466143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$H$3:.$H$102])" office:value-type="float" office:value="18.4699445294014" calcext:value-type="float">
            <text:p>18.4699445294014</text:p>
          </table:table-cell>
          <table:table-cell table:formula="of:=MAX([.$H$3:.$H$102])" office:value-type="float" office:value="21.4183334570838" calcext:value-type="float">
            <text:p>21.4183334570838</text:p>
          </table:table-cell>
          <table:table-cell table:formula="of:=MIN([.$I$3:.$I$102])" office:value-type="float" office:value="33.7824657466143" calcext:value-type="float">
            <text:p>33.7824657466143</text:p>
          </table:table-cell>
          <table:table-cell table:formula="of:=MAX([.$I$3:.$I$102])" office:value-type="float" office:value="35.4804333271289" calcext:value-type="float">
            <text:p>35.48043332712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minal theta</text:p>
          </table:table-cell>
          <table:table-cell table:formula="of:=60*PI()/180" office:value-type="float" office:value="1.0471975511966" calcext:value-type="float">
            <text:p>1.0471975511966</text:p>
          </table:table-cell>
          <table:table-cell office:value-type="string" calcext:value-type="string">
            <text:p>rad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$F4] &lt;= [.$C$5]; ([.$C$4]-[.$C$2]/2)+[.$F4]*[.$C$6]; &quot;&quot;)" office:value-type="float" office:value="1.00792764302673" calcext:value-type="float">
            <text:p>1.00792764302673</text:p>
          </table:table-cell>
          <table:table-cell table:formula="of:=IF([.$F4] &lt;= [.$C$5]; [.$C$3]*COS([.$G4]); &quot;&quot;)" office:value-type="float" office:value="21.3445806366245" calcext:value-type="float">
            <text:p>21.3445806366245</text:p>
          </table:table-cell>
          <table:table-cell table:formula="of:=IF([.$F4] &lt;= [.$C$5]; [.$C$3]*SIN([.$G4]); &quot;&quot;)" office:value-type="float" office:value="33.8291128681589" calcext:value-type="float">
            <text:p>33.82911286815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_sample_point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IF([.$F5] &lt;= [.$C$5]; ([.$C$4]-[.$C$2]/2)+[.$F5]*[.$C$6]; &quot;&quot;)" office:value-type="float" office:value="1.01010930459172" calcext:value-type="float">
            <text:p>1.01010930459172</text:p>
          </table:table-cell>
          <table:table-cell table:formula="of:=IF([.$F5] &lt;= [.$C$5]; [.$C$3]*COS([.$G5]); &quot;&quot;)" office:value-type="float" office:value="21.2707262235323" calcext:value-type="float">
            <text:p>21.2707262235323</text:p>
          </table:table-cell>
          <table:table-cell table:formula="of:=IF([.$F5] &lt;= [.$C$5]; [.$C$3]*SIN([.$G5]); &quot;&quot;)" office:value-type="float" office:value="33.8755989751256" calcext:value-type="float">
            <text:p>33.875598975125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length</text:p>
          </table:table-cell>
        </table:table-row>
        <table:table-row table:style-name="ro1">
          <table:table-cell/>
          <table:table-cell office:value-type="string" calcext:value-type="string">
            <text:p>dtheta</text:p>
          </table:table-cell>
          <table:table-cell table:formula="of:=[.C2]/[.C5]" office:value-type="float" office:value="0.00218166156499291" calcext:value-type="float">
            <text:p>0.00218166156499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IF([.$F6] &lt;= [.$C$5]; ([.$C$4]-[.$C$2]/2)+[.$F6]*[.$C$6]; &quot;&quot;)" office:value-type="float" office:value="1.01229096615671" calcext:value-type="float">
            <text:p>1.01229096615671</text:p>
          </table:table-cell>
          <table:table-cell table:formula="of:=IF([.$F6] &lt;= [.$C$5]; [.$C$3]*COS([.$G6]); &quot;&quot;)" office:value-type="float" office:value="21.1967705693282" calcext:value-type="float">
            <text:p>21.1967705693282</text:p>
          </table:table-cell>
          <table:table-cell table:formula="of:=IF([.$F6] &lt;= [.$C$5]; [.$C$3]*SIN([.$G6]); &quot;&quot;)" office:value-type="float" office:value="33.921923846257" calcext:value-type="float">
            <text:p>33.9219238462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L3]" office:value-type="float" office:value="18.4699445294014" calcext:value-type="float">
            <text:p>18.4699445294014</text:p>
          </table:table-cell>
          <table:table-cell table:formula="of:=[.N3]" office:value-type="float" office:value="33.7824657466143" calcext:value-type="float">
            <text:p>33.7824657466143</text:p>
          </table:table-cell>
          <table:table-cell/>
          <table:table-cell table:formula="of:=[.M3]-[.L3]" office:value-type="float" office:value="2.94838892768239" calcext:value-type="float">
            <text:p>2.94838892768239</text:p>
          </table:table-cell>
          <table:table-cell table:formula="of:=[.O3]-[.N3]" office:value-type="float" office:value="1.69796758051459" calcext:value-type="float">
            <text:p>1.69796758051459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IF([.$F7] &lt;= [.$C$5]; ([.$C$4]-[.$C$2]/2)+[.$F7]*[.$C$6]; &quot;&quot;)" office:value-type="float" office:value="1.0144726277217" calcext:value-type="float">
            <text:p>1.0144726277217</text:p>
          </table:table-cell>
          <table:table-cell table:formula="of:=IF([.$F7] &lt;= [.$C$5]; [.$C$3]*COS([.$G7]); &quot;&quot;)" office:value-type="float" office:value="21.1227140260147" calcext:value-type="float">
            <text:p>21.1227140260147</text:p>
          </table:table-cell>
          <table:table-cell table:formula="of:=IF([.$F7] &lt;= [.$C$5]; [.$C$3]*SIN([.$G7]); &quot;&quot;)" office:value-type="float" office:value="33.9680872610632" calcext:value-type="float">
            <text:p>33.96808726106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L3]" office:value-type="float" office:value="18.4699445294014" calcext:value-type="float">
            <text:p>18.4699445294014</text:p>
          </table:table-cell>
          <table:table-cell table:formula="of:=[.O3]" office:value-type="float" office:value="35.4804333271289" calcext:value-type="float">
            <text:p>35.480433327128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IF([.$F8] &lt;= [.$C$5]; ([.$C$4]-[.$C$2]/2)+[.$F8]*[.$C$6]; &quot;&quot;)" office:value-type="float" office:value="1.0166542892867" calcext:value-type="float">
            <text:p>1.0166542892867</text:p>
          </table:table-cell>
          <table:table-cell table:formula="of:=IF([.$F8] &lt;= [.$C$5]; [.$C$3]*COS([.$G8]); &quot;&quot;)" office:value-type="float" office:value="21.0485569460748" calcext:value-type="float">
            <text:p>21.0485569460748</text:p>
          </table:table-cell>
          <table:table-cell table:formula="of:=IF([.$F8] &lt;= [.$C$5]; [.$C$3]*SIN([.$G8]); &quot;&quot;)" office:value-type="float" office:value="34.0140889998225" calcext:value-type="float">
            <text:p>34.01408899982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3]" office:value-type="float" office:value="21.4183334570838" calcext:value-type="float">
            <text:p>21.4183334570838</text:p>
          </table:table-cell>
          <table:table-cell table:formula="of:=[.N3]" office:value-type="float" office:value="33.7824657466143" calcext:value-type="float">
            <text:p>33.782465746614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formula="of:=IF([.$F9] &lt;= [.$C$5]; ([.$C$4]-[.$C$2]/2)+[.$F9]*[.$C$6]; &quot;&quot;)" office:value-type="float" office:value="1.01883595085169" calcext:value-type="float">
            <text:p>1.01883595085169</text:p>
          </table:table-cell>
          <table:table-cell table:formula="of:=IF([.$F9] &lt;= [.$C$5]; [.$C$3]*COS([.$G9]); &quot;&quot;)" office:value-type="float" office:value="20.9742996824698" calcext:value-type="float">
            <text:p>20.9742996824698</text:p>
          </table:table-cell>
          <table:table-cell table:formula="of:=IF([.$F9] &lt;= [.$C$5]; [.$C$3]*SIN([.$G9]); &quot;&quot;)" office:value-type="float" office:value="34.0599288435832" calcext:value-type="float">
            <text:p>34.05992884358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3]" office:value-type="float" office:value="21.4183334570838" calcext:value-type="float">
            <text:p>21.4183334570838</text:p>
          </table:table-cell>
          <table:table-cell table:formula="of:=[.O3]" office:value-type="float" office:value="35.4804333271289" calcext:value-type="float">
            <text:p>35.480433327128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formula="of:=IF([.$F10] &lt;= [.$C$5]; ([.$C$4]-[.$C$2]/2)+[.$F10]*[.$C$6]; &quot;&quot;)" office:value-type="float" office:value="1.02101761241668" calcext:value-type="float">
            <text:p>1.02101761241668</text:p>
          </table:table-cell>
          <table:table-cell table:formula="of:=IF([.$F10] &lt;= [.$C$5]; [.$C$3]*COS([.$G10]); &quot;&quot;)" office:value-type="float" office:value="20.899942588638" calcext:value-type="float">
            <text:p>20.899942588638</text:p>
          </table:table-cell>
          <table:table-cell table:formula="of:=IF([.$F10] &lt;= [.$C$5]; [.$C$3]*SIN([.$G10]); &quot;&quot;)" office:value-type="float" office:value="34.1056065741637" calcext:value-type="float">
            <text:p>34.10560657416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formula="of:=IF([.$F11] &lt;= [.$C$5]; ([.$C$4]-[.$C$2]/2)+[.$F11]*[.$C$6]; &quot;&quot;)" office:value-type="float" office:value="1.02319927398168" calcext:value-type="float">
            <text:p>1.02319927398168</text:p>
          </table:table-cell>
          <table:table-cell table:formula="of:=IF([.$F11] &lt;= [.$C$5]; [.$C$3]*COS([.$G11]); &quot;&quot;)" office:value-type="float" office:value="20.8254860184927" calcext:value-type="float">
            <text:p>20.8254860184927</text:p>
          </table:table-cell>
          <table:table-cell table:formula="of:=IF([.$F11] &lt;= [.$C$5]; [.$C$3]*SIN([.$G11]); &quot;&quot;)" office:value-type="float" office:value="34.1511219741543" calcext:value-type="float">
            <text:p>34.15112197415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ject Center Poin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IF([.$F12] &lt;= [.$C$5]; ([.$C$4]-[.$C$2]/2)+[.$F12]*[.$C$6]; &quot;&quot;)" office:value-type="float" office:value="1.02538093554667" calcext:value-type="float">
            <text:p>1.02538093554667</text:p>
          </table:table-cell>
          <table:table-cell table:formula="of:=IF([.$F12] &lt;= [.$C$5]; [.$C$3]*COS([.$G12]); &quot;&quot;)" office:value-type="float" office:value="20.7509303264209" calcext:value-type="float">
            <text:p>20.7509303264209</text:p>
          </table:table-cell>
          <table:table-cell table:formula="of:=IF([.$F12] &lt;= [.$C$5]; [.$C$3]*SIN([.$G12]); &quot;&quot;)" office:value-type="float" office:value="34.1964748269179" calcext:value-type="float">
            <text:p>34.196474826917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formula="of:=IF([.$F13] &lt;= [.$C$5]; ([.$C$4]-[.$C$2]/2)+[.$F13]*[.$C$6]; &quot;&quot;)" office:value-type="float" office:value="1.02756259711166" calcext:value-type="float">
            <text:p>1.02756259711166</text:p>
          </table:table-cell>
          <table:table-cell table:formula="of:=IF([.$F13] &lt;= [.$C$5]; [.$C$3]*COS([.$G13]); &quot;&quot;)" office:value-type="float" office:value="20.6762758672811" calcext:value-type="float">
            <text:p>20.6762758672811</text:p>
          </table:table-cell>
          <table:table-cell table:formula="of:=IF([.$F13] &lt;= [.$C$5]; [.$C$3]*SIN([.$G13]); &quot;&quot;)" office:value-type="float" office:value="34.2416649165909" calcext:value-type="float">
            <text:p>34.241664916590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]*COS([.C4])" office:value-type="float" office:value="20" calcext:value-type="float">
            <text:p>20</text:p>
          </table:table-cell>
          <table:table-cell table:formula="of:=[.C3]*SIN([.C4])" office:value-type="float" office:value="34.6410161513775" calcext:value-type="float">
            <text:p>34.641016151377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IF([.$F14] &lt;= [.$C$5]; ([.$C$4]-[.$C$2]/2)+[.$F14]*[.$C$6]; &quot;&quot;)" office:value-type="float" office:value="1.02974425867665" calcext:value-type="float">
            <text:p>1.02974425867665</text:p>
          </table:table-cell>
          <table:table-cell table:formula="of:=IF([.$F14] &lt;= [.$C$5]; [.$C$3]*COS([.$G14]); &quot;&quot;)" office:value-type="float" office:value="20.6015229964022" calcext:value-type="float">
            <text:p>20.6015229964022</text:p>
          </table:table-cell>
          <table:table-cell table:formula="of:=IF([.$F14] &lt;= [.$C$5]; [.$C$3]*SIN([.$G14]); &quot;&quot;)" office:value-type="float" office:value="34.2866920280845" calcext:value-type="float">
            <text:p>34.286692028084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IF([.$F15] &lt;= [.$C$5]; ([.$C$4]-[.$C$2]/2)+[.$F15]*[.$C$6]; &quot;&quot;)" office:value-type="float" office:value="1.03192592024165" calcext:value-type="float">
            <text:p>1.03192592024165</text:p>
          </table:table-cell>
          <table:table-cell table:formula="of:=IF([.$F15] &lt;= [.$C$5]; [.$C$3]*COS([.$G15]); &quot;&quot;)" office:value-type="float" office:value="20.5266720695812" calcext:value-type="float">
            <text:p>20.5266720695812</text:p>
          </table:table-cell>
          <table:table-cell table:formula="of:=IF([.$F15] &lt;= [.$C$5]; [.$C$3]*SIN([.$G15]); &quot;&quot;)" office:value-type="float" office:value="34.3315559470857" calcext:value-type="float">
            <text:p>34.331555947085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IF([.$F16] &lt;= [.$C$5]; ([.$C$4]-[.$C$2]/2)+[.$F16]*[.$C$6]; &quot;&quot;)" office:value-type="float" office:value="1.03410758180664" calcext:value-type="float">
            <text:p>1.03410758180664</text:p>
          </table:table-cell>
          <table:table-cell table:formula="of:=IF([.$F16] &lt;= [.$C$5]; [.$C$3]*COS([.$G16]); &quot;&quot;)" office:value-type="float" office:value="20.4517234430821" calcext:value-type="float">
            <text:p>20.4517234430821</text:p>
          </table:table-cell>
          <table:table-cell table:formula="of:=IF([.$F16] &lt;= [.$C$5]; [.$C$3]*SIN([.$G16]); &quot;&quot;)" office:value-type="float" office:value="34.3762564600581" calcext:value-type="float">
            <text:p>34.37625646005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IF([.$F17] &lt;= [.$C$5]; ([.$C$4]-[.$C$2]/2)+[.$F17]*[.$C$6]; &quot;&quot;)" office:value-type="float" office:value="1.03628924337163" calcext:value-type="float">
            <text:p>1.03628924337163</text:p>
          </table:table-cell>
          <table:table-cell table:formula="of:=IF([.$F17] &lt;= [.$C$5]; [.$C$3]*COS([.$G17]); &quot;&quot;)" office:value-type="float" office:value="20.3766774736337" calcext:value-type="float">
            <text:p>20.3766774736337</text:p>
          </table:table-cell>
          <table:table-cell table:formula="of:=IF([.$F17] &lt;= [.$C$5]; [.$C$3]*SIN([.$G17]); &quot;&quot;)" office:value-type="float" office:value="34.4207933542432" calcext:value-type="float">
            <text:p>34.420793354243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IF([.$F18] &lt;= [.$C$5]; ([.$C$4]-[.$C$2]/2)+[.$F18]*[.$C$6]; &quot;&quot;)" office:value-type="float" office:value="1.03847090493663" calcext:value-type="float">
            <text:p>1.03847090493663</text:p>
          </table:table-cell>
          <table:table-cell table:formula="of:=IF([.$F18] &lt;= [.$C$5]; [.$C$3]*COS([.$G18]); &quot;&quot;)" office:value-type="float" office:value="20.3015345184282" calcext:value-type="float">
            <text:p>20.3015345184282</text:p>
          </table:table-cell>
          <table:table-cell table:formula="of:=IF([.$F18] &lt;= [.$C$5]; [.$C$3]*SIN([.$G18]); &quot;&quot;)" office:value-type="float" office:value="34.465166417661" calcext:value-type="float">
            <text:p>34.46516641766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formula="of:=IF([.$F19] &lt;= [.$C$5]; ([.$C$4]-[.$C$2]/2)+[.$F19]*[.$C$6]; &quot;&quot;)" office:value-type="float" office:value="1.04065256650162" calcext:value-type="float">
            <text:p>1.04065256650162</text:p>
          </table:table-cell>
          <table:table-cell table:formula="of:=IF([.$F19] &lt;= [.$C$5]; [.$C$3]*COS([.$G19]); &quot;&quot;)" office:value-type="float" office:value="20.2262949351194" calcext:value-type="float">
            <text:p>20.2262949351194</text:p>
          </table:table-cell>
          <table:table-cell table:formula="of:=IF([.$F19] &lt;= [.$C$5]; [.$C$3]*SIN([.$G19]); &quot;&quot;)" office:value-type="float" office:value="34.5093754391117" calcext:value-type="float">
            <text:p>34.50937543911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formula="of:=IF([.$F20] &lt;= [.$C$5]; ([.$C$4]-[.$C$2]/2)+[.$F20]*[.$C$6]; &quot;&quot;)" office:value-type="float" office:value="1.04283422806661" calcext:value-type="float">
            <text:p>1.04283422806661</text:p>
          </table:table-cell>
          <table:table-cell table:formula="of:=IF([.$F20] &lt;= [.$C$5]; [.$C$3]*COS([.$G20]); &quot;&quot;)" office:value-type="float" office:value="20.1509590818211" calcext:value-type="float">
            <text:p>20.1509590818211</text:p>
          </table:table-cell>
          <table:table-cell table:formula="of:=IF([.$F20] &lt;= [.$C$5]; [.$C$3]*SIN([.$G20]); &quot;&quot;)" office:value-type="float" office:value="34.5534202081758" calcext:value-type="float">
            <text:p>34.553420208175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formula="of:=IF([.$F21] &lt;= [.$C$5]; ([.$C$4]-[.$C$2]/2)+[.$F21]*[.$C$6]; &quot;&quot;)" office:value-type="float" office:value="1.0450158896316" calcext:value-type="float">
            <text:p>1.0450158896316</text:p>
          </table:table-cell>
          <table:table-cell table:formula="of:=IF([.$F21] &lt;= [.$C$5]; [.$C$3]*COS([.$G21]); &quot;&quot;)" office:value-type="float" office:value="20.0755273171051" calcext:value-type="float">
            <text:p>20.0755273171051</text:p>
          </table:table-cell>
          <table:table-cell table:formula="of:=IF([.$F21] &lt;= [.$C$5]; [.$C$3]*SIN([.$G21]); &quot;&quot;)" office:value-type="float" office:value="34.597300515216" calcext:value-type="float">
            <text:p>34.5973005152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formula="of:=IF([.$F22] &lt;= [.$C$5]; ([.$C$4]-[.$C$2]/2)+[.$F22]*[.$C$6]; &quot;&quot;)" office:value-type="float" office:value="1.0471975511966" calcext:value-type="float">
            <text:p>1.0471975511966</text:p>
          </table:table-cell>
          <table:table-cell table:formula="of:=IF([.$F22] &lt;= [.$C$5]; [.$C$3]*COS([.$G22]); &quot;&quot;)" office:value-type="float" office:value="20" calcext:value-type="float">
            <text:p>20</text:p>
          </table:table-cell>
          <table:table-cell table:formula="of:=IF([.$F22] &lt;= [.$C$5]; [.$C$3]*SIN([.$G22]); &quot;&quot;)" office:value-type="float" office:value="34.6410161513775" calcext:value-type="float">
            <text:p>34.64101615137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table:formula="of:=IF([.$F23] &lt;= [.$C$5]; ([.$C$4]-[.$C$2]/2)+[.$F23]*[.$C$6]; &quot;&quot;)" office:value-type="float" office:value="1.04937921276159" calcext:value-type="float">
            <text:p>1.04937921276159</text:p>
          </table:table-cell>
          <table:table-cell table:formula="of:=IF([.$F23] &lt;= [.$C$5]; [.$C$3]*COS([.$G23]); &quot;&quot;)" office:value-type="float" office:value="19.924377489989" calcext:value-type="float">
            <text:p>19.924377489989</text:p>
          </table:table-cell>
          <table:table-cell table:formula="of:=IF([.$F23] &lt;= [.$C$5]; [.$C$3]*SIN([.$G23]); &quot;&quot;)" office:value-type="float" office:value="34.6845669085895" calcext:value-type="float">
            <text:p>34.684566908589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table:formula="of:=IF([.$F24] &lt;= [.$C$5]; ([.$C$4]-[.$C$2]/2)+[.$F24]*[.$C$6]; &quot;&quot;)" office:value-type="float" office:value="1.05156087432658" calcext:value-type="float">
            <text:p>1.05156087432658</text:p>
          </table:table-cell>
          <table:table-cell table:formula="of:=IF([.$F24] &lt;= [.$C$5]; [.$C$3]*COS([.$G24]); &quot;&quot;)" office:value-type="float" office:value="19.8486601470083" calcext:value-type="float">
            <text:p>19.8486601470083</text:p>
          </table:table-cell>
          <table:table-cell table:formula="of:=IF([.$F24] &lt;= [.$C$5]; [.$C$3]*SIN([.$G24]); &quot;&quot;)" office:value-type="float" office:value="34.7279525795657" calcext:value-type="float">
            <text:p>34.727952579565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table:formula="of:=IF([.$F25] &lt;= [.$C$5]; ([.$C$4]-[.$C$2]/2)+[.$F25]*[.$C$6]; &quot;&quot;)" office:value-type="float" office:value="1.05374253589158" calcext:value-type="float">
            <text:p>1.05374253589158</text:p>
          </table:table-cell>
          <table:table-cell table:formula="of:=IF([.$F25] &lt;= [.$C$5]; [.$C$3]*COS([.$G25]); &quot;&quot;)" office:value-type="float" office:value="19.7728483314458" calcext:value-type="float">
            <text:p>19.7728483314458</text:p>
          </table:table-cell>
          <table:table-cell table:formula="of:=IF([.$F25] &lt;= [.$C$5]; [.$C$3]*SIN([.$G25]); &quot;&quot;)" office:value-type="float" office:value="34.7711729578057" calcext:value-type="float">
            <text:p>34.771172957805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table:formula="of:=IF([.$F26] &lt;= [.$C$5]; ([.$C$4]-[.$C$2]/2)+[.$F26]*[.$C$6]; &quot;&quot;)" office:value-type="float" office:value="1.05592419745657" calcext:value-type="float">
            <text:p>1.05592419745657</text:p>
          </table:table-cell>
          <table:table-cell table:formula="of:=IF([.$F26] &lt;= [.$C$5]; [.$C$3]*COS([.$G26]); &quot;&quot;)" office:value-type="float" office:value="19.6969424041387" calcext:value-type="float">
            <text:p>19.6969424041387</text:p>
          </table:table-cell>
          <table:table-cell table:formula="of:=IF([.$F26] &lt;= [.$C$5]; [.$C$3]*SIN([.$G26]); &quot;&quot;)" office:value-type="float" office:value="34.814227837596" calcext:value-type="float">
            <text:p>34.81422783759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formula="of:=IF([.$F27] &lt;= [.$C$5]; ([.$C$4]-[.$C$2]/2)+[.$F27]*[.$C$6]; &quot;&quot;)" office:value-type="float" office:value="1.05810585902156" calcext:value-type="float">
            <text:p>1.05810585902156</text:p>
          </table:table-cell>
          <table:table-cell table:formula="of:=IF([.$F27] &lt;= [.$C$5]; [.$C$3]*COS([.$G27]); &quot;&quot;)" office:value-type="float" office:value="19.6209427263723" calcext:value-type="float">
            <text:p>19.6209427263723</text:p>
          </table:table-cell>
          <table:table-cell table:formula="of:=IF([.$F27] &lt;= [.$C$5]; [.$C$3]*SIN([.$G27]); &quot;&quot;)" office:value-type="float" office:value="34.8571170140105" calcext:value-type="float">
            <text:p>34.857117014010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 table:formula="of:=IF([.$F28] &lt;= [.$C$5]; ([.$C$4]-[.$C$2]/2)+[.$F28]*[.$C$6]; &quot;&quot;)" office:value-type="float" office:value="1.06028752058656" calcext:value-type="float">
            <text:p>1.06028752058656</text:p>
          </table:table-cell>
          <table:table-cell table:formula="of:=IF([.$F28] &lt;= [.$C$5]; [.$C$3]*COS([.$G28]); &quot;&quot;)" office:value-type="float" office:value="19.5448496598782" calcext:value-type="float">
            <text:p>19.5448496598782</text:p>
          </table:table-cell>
          <table:table-cell table:formula="of:=IF([.$F28] &lt;= [.$C$5]; [.$C$3]*SIN([.$G28]); &quot;&quot;)" office:value-type="float" office:value="34.8998402829119" calcext:value-type="float">
            <text:p>34.89984028291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table:formula="of:=IF([.$F29] &lt;= [.$C$5]; ([.$C$4]-[.$C$2]/2)+[.$F29]*[.$C$6]; &quot;&quot;)" office:value-type="float" office:value="1.06246918215155" calcext:value-type="float">
            <text:p>1.06246918215155</text:p>
          </table:table-cell>
          <table:table-cell table:formula="of:=IF([.$F29] &lt;= [.$C$5]; [.$C$3]*COS([.$G29]); &quot;&quot;)" office:value-type="float" office:value="19.4686635668323" calcext:value-type="float">
            <text:p>19.4686635668323</text:p>
          </table:table-cell>
          <table:table-cell table:formula="of:=IF([.$F29] &lt;= [.$C$5]; [.$C$3]*SIN([.$G29]); &quot;&quot;)" office:value-type="float" office:value="34.9423974409527" calcext:value-type="float">
            <text:p>34.942397440952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table:formula="of:=IF([.$F30] &lt;= [.$C$5]; ([.$C$4]-[.$C$2]/2)+[.$F30]*[.$C$6]; &quot;&quot;)" office:value-type="float" office:value="1.06465084371654" calcext:value-type="float">
            <text:p>1.06465084371654</text:p>
          </table:table-cell>
          <table:table-cell table:formula="of:=IF([.$F30] &lt;= [.$C$5]; [.$C$3]*COS([.$G30]); &quot;&quot;)" office:value-type="float" office:value="19.3923848098535" calcext:value-type="float">
            <text:p>19.3923848098535</text:p>
          </table:table-cell>
          <table:table-cell table:formula="of:=IF([.$F30] &lt;= [.$C$5]; [.$C$3]*SIN([.$G30]); &quot;&quot;)" office:value-type="float" office:value="34.9847882855758" calcext:value-type="float">
            <text:p>34.984788285575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table:formula="of:=IF([.$F31] &lt;= [.$C$5]; ([.$C$4]-[.$C$2]/2)+[.$F31]*[.$C$6]; &quot;&quot;)" office:value-type="float" office:value="1.06683250528153" calcext:value-type="float">
            <text:p>1.06683250528153</text:p>
          </table:table-cell>
          <table:table-cell table:formula="of:=IF([.$F31] &lt;= [.$C$5]; [.$C$3]*COS([.$G31]); &quot;&quot;)" office:value-type="float" office:value="19.3160137520015" calcext:value-type="float">
            <text:p>19.3160137520015</text:p>
          </table:table-cell>
          <table:table-cell table:formula="of:=IF([.$F31] &lt;= [.$C$5]; [.$C$3]*SIN([.$G31]); &quot;&quot;)" office:value-type="float" office:value="35.027012615016" calcext:value-type="float">
            <text:p>35.0270126150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table:formula="of:=IF([.$F32] &lt;= [.$C$5]; ([.$C$4]-[.$C$2]/2)+[.$F32]*[.$C$6]; &quot;&quot;)" office:value-type="float" office:value="1.06901416684653" calcext:value-type="float">
            <text:p>1.06901416684653</text:p>
          </table:table-cell>
          <table:table-cell table:formula="of:=IF([.$F32] &lt;= [.$C$5]; [.$C$3]*COS([.$G32]); &quot;&quot;)" office:value-type="float" office:value="19.2395507567755" calcext:value-type="float">
            <text:p>19.2395507567755</text:p>
          </table:table-cell>
          <table:table-cell table:formula="of:=IF([.$F32] &lt;= [.$C$5]; [.$C$3]*SIN([.$G32]); &quot;&quot;)" office:value-type="float" office:value="35.0690702283003" calcext:value-type="float">
            <text:p>35.069070228300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table:formula="of:=IF([.$F33] &lt;= [.$C$5]; ([.$C$4]-[.$C$2]/2)+[.$F33]*[.$C$6]; &quot;&quot;)" office:value-type="float" office:value="1.07119582841152" calcext:value-type="float">
            <text:p>1.07119582841152</text:p>
          </table:table-cell>
          <table:table-cell table:formula="of:=IF([.$F33] &lt;= [.$C$5]; [.$C$3]*COS([.$G33]); &quot;&quot;)" office:value-type="float" office:value="19.1629961881123" calcext:value-type="float">
            <text:p>19.1629961881123</text:p>
          </table:table-cell>
          <table:table-cell table:formula="of:=IF([.$F33] &lt;= [.$C$5]; [.$C$3]*SIN([.$G33]); &quot;&quot;)" office:value-type="float" office:value="35.1109609252495" calcext:value-type="float">
            <text:p>35.110960925249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table:formula="of:=IF([.$F34] &lt;= [.$C$5]; ([.$C$4]-[.$C$2]/2)+[.$F34]*[.$C$6]; &quot;&quot;)" office:value-type="float" office:value="1.07337748997651" calcext:value-type="float">
            <text:p>1.07337748997651</text:p>
          </table:table-cell>
          <table:table-cell table:formula="of:=IF([.$F34] &lt;= [.$C$5]; [.$C$3]*COS([.$G34]); &quot;&quot;)" office:value-type="float" office:value="19.0863504103843" calcext:value-type="float">
            <text:p>19.0863504103843</text:p>
          </table:table-cell>
          <table:table-cell table:formula="of:=IF([.$F34] &lt;= [.$C$5]; [.$C$3]*SIN([.$G34]); &quot;&quot;)" office:value-type="float" office:value="35.1526845064786" calcext:value-type="float">
            <text:p>35.152684506478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table:formula="of:=IF([.$F35] &lt;= [.$C$5]; ([.$C$4]-[.$C$2]/2)+[.$F35]*[.$C$6]; &quot;&quot;)" office:value-type="float" office:value="1.07555915154151" calcext:value-type="float">
            <text:p>1.07555915154151</text:p>
          </table:table-cell>
          <table:table-cell table:formula="of:=IF([.$F35] &lt;= [.$C$5]; [.$C$3]*COS([.$G35]); &quot;&quot;)" office:value-type="float" office:value="19.0096137883985" calcext:value-type="float">
            <text:p>19.0096137883985</text:p>
          </table:table-cell>
          <table:table-cell table:formula="of:=IF([.$F35] &lt;= [.$C$5]; [.$C$3]*SIN([.$G35]); &quot;&quot;)" office:value-type="float" office:value="35.1942407733983" calcext:value-type="float">
            <text:p>35.194240773398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table:formula="of:=IF([.$F36] &lt;= [.$C$5]; ([.$C$4]-[.$C$2]/2)+[.$F36]*[.$C$6]; &quot;&quot;)" office:value-type="float" office:value="1.0777408131065" calcext:value-type="float">
            <text:p>1.0777408131065</text:p>
          </table:table-cell>
          <table:table-cell table:formula="of:=IF([.$F36] &lt;= [.$C$5]; [.$C$3]*COS([.$G36]); &quot;&quot;)" office:value-type="float" office:value="18.9327866873937" calcext:value-type="float">
            <text:p>18.9327866873937</text:p>
          </table:table-cell>
          <table:table-cell table:formula="of:=IF([.$F36] &lt;= [.$C$5]; [.$C$3]*SIN([.$G36]); &quot;&quot;)" office:value-type="float" office:value="35.2356295282154" calcext:value-type="float">
            <text:p>35.23562952821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table:formula="of:=IF([.$F37] &lt;= [.$C$5]; ([.$C$4]-[.$C$2]/2)+[.$F37]*[.$C$6]; &quot;&quot;)" office:value-type="float" office:value="1.07992247467149" calcext:value-type="float">
            <text:p>1.07992247467149</text:p>
          </table:table-cell>
          <table:table-cell table:formula="of:=IF([.$F37] &lt;= [.$C$5]; [.$C$3]*COS([.$G37]); &quot;&quot;)" office:value-type="float" office:value="18.8558694730399" calcext:value-type="float">
            <text:p>18.8558694730399</text:p>
          </table:table-cell>
          <table:table-cell table:formula="of:=IF([.$F37] &lt;= [.$C$5]; [.$C$3]*SIN([.$G37]); &quot;&quot;)" office:value-type="float" office:value="35.2768505739342" calcext:value-type="float">
            <text:p>35.276850573934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table:formula="of:=IF([.$F38] &lt;= [.$C$5]; ([.$C$4]-[.$C$2]/2)+[.$F38]*[.$C$6]; &quot;&quot;)" office:value-type="float" office:value="1.08210413623648" calcext:value-type="float">
            <text:p>1.08210413623648</text:p>
          </table:table-cell>
          <table:table-cell table:formula="of:=IF([.$F38] &lt;= [.$C$5]; [.$C$3]*COS([.$G38]); &quot;&quot;)" office:value-type="float" office:value="18.7788625114356" calcext:value-type="float">
            <text:p>18.7788625114356</text:p>
          </table:table-cell>
          <table:table-cell table:formula="of:=IF([.$F38] &lt;= [.$C$5]; [.$C$3]*SIN([.$G38]); &quot;&quot;)" office:value-type="float" office:value="35.3179037143571" calcext:value-type="float">
            <text:p>35.317903714357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table:formula="of:=IF([.$F39] &lt;= [.$C$5]; ([.$C$4]-[.$C$2]/2)+[.$F39]*[.$C$6]; &quot;&quot;)" office:value-type="float" office:value="1.08428579780148" calcext:value-type="float">
            <text:p>1.08428579780148</text:p>
          </table:table-cell>
          <table:table-cell table:formula="of:=IF([.$F39] &lt;= [.$C$5]; [.$C$3]*COS([.$G39]); &quot;&quot;)" office:value-type="float" office:value="18.7017661691067" calcext:value-type="float">
            <text:p>18.7017661691067</text:p>
          </table:table-cell>
          <table:table-cell table:formula="of:=IF([.$F39] &lt;= [.$C$5]; [.$C$3]*SIN([.$G39]); &quot;&quot;)" office:value-type="float" office:value="35.3587887540857" calcext:value-type="float">
            <text:p>35.358788754085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table:formula="of:=IF([.$F40] &lt;= [.$C$5]; ([.$C$4]-[.$C$2]/2)+[.$F40]*[.$C$6]; &quot;&quot;)" office:value-type="float" office:value="1.08646745936647" calcext:value-type="float">
            <text:p>1.08646745936647</text:p>
          </table:table-cell>
          <table:table-cell table:formula="of:=IF([.$F40] &lt;= [.$C$5]; [.$C$3]*COS([.$G40]); &quot;&quot;)" office:value-type="float" office:value="18.6245808130045" calcext:value-type="float">
            <text:p>18.6245808130045</text:p>
          </table:table-cell>
          <table:table-cell table:formula="of:=IF([.$F40] &lt;= [.$C$5]; [.$C$3]*SIN([.$G40]); &quot;&quot;)" office:value-type="float" office:value="35.3995054985217" calcext:value-type="float">
            <text:p>35.39950549852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table:formula="of:=IF([.$F41] &lt;= [.$C$5]; ([.$C$4]-[.$C$2]/2)+[.$F41]*[.$C$6]; &quot;&quot;)" office:value-type="float" office:value="1.08864912093146" calcext:value-type="float">
            <text:p>1.08864912093146</text:p>
          </table:table-cell>
          <table:table-cell table:formula="of:=IF([.$F41] &lt;= [.$C$5]; [.$C$3]*COS([.$G41]); &quot;&quot;)" office:value-type="float" office:value="18.5473068105037" calcext:value-type="float">
            <text:p>18.5473068105037</text:p>
          </table:table-cell>
          <table:table-cell table:formula="of:=IF([.$F41] &lt;= [.$C$5]; [.$C$3]*SIN([.$G41]); &quot;&quot;)" office:value-type="float" office:value="35.4400537538678" calcext:value-type="float">
            <text:p>35.440053753867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formula="of:=IF([.$F42] &lt;= [.$C$5]; ([.$C$4]-[.$C$2]/2)+[.$F42]*[.$C$6]; &quot;&quot;)" office:value-type="float" office:value="1.09083078249646" calcext:value-type="float">
            <text:p>1.09083078249646</text:p>
          </table:table-cell>
          <table:table-cell table:formula="of:=IF([.$F42] &lt;= [.$C$5]; [.$C$3]*COS([.$G42]); &quot;&quot;)" office:value-type="float" office:value="18.4699445294014" calcext:value-type="float">
            <text:p>18.4699445294014</text:p>
          </table:table-cell>
          <table:table-cell table:formula="of:=IF([.$F42] &lt;= [.$C$5]; [.$C$3]*SIN([.$G42]); &quot;&quot;)" office:value-type="float" office:value="35.4804333271289" calcext:value-type="float">
            <text:p>35.48043332712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table:formula="of:=IF([.$F43] &lt;= [.$C$5]; ([.$C$4]-[.$C$2]/2)+[.$F43]*[.$C$6]; &quot;&quot;)">
            <text:p/>
          </table:table-cell>
          <table:table-cell table:formula="of:=IF([.$F43] &lt;= [.$C$5]; [.$C$3]*COS([.$G43]); &quot;&quot;)">
            <text:p/>
          </table:table-cell>
          <table:table-cell table:formula="of:=IF([.$F43] &lt;= [.$C$5]; [.$C$3]*SIN([.$G43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table:formula="of:=IF([.$F44] &lt;= [.$C$5]; ([.$C$4]-[.$C$2]/2)+[.$F44]*[.$C$6]; &quot;&quot;)">
            <text:p/>
          </table:table-cell>
          <table:table-cell table:formula="of:=IF([.$F44] &lt;= [.$C$5]; [.$C$3]*COS([.$G44]); &quot;&quot;)">
            <text:p/>
          </table:table-cell>
          <table:table-cell table:formula="of:=IF([.$F44] &lt;= [.$C$5]; [.$C$3]*SIN([.$G44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table:formula="of:=IF([.$F45] &lt;= [.$C$5]; ([.$C$4]-[.$C$2]/2)+[.$F45]*[.$C$6]; &quot;&quot;)">
            <text:p/>
          </table:table-cell>
          <table:table-cell table:formula="of:=IF([.$F45] &lt;= [.$C$5]; [.$C$3]*COS([.$G45]); &quot;&quot;)">
            <text:p/>
          </table:table-cell>
          <table:table-cell table:formula="of:=IF([.$F45] &lt;= [.$C$5]; [.$C$3]*SIN([.$G45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table:formula="of:=IF([.$F46] &lt;= [.$C$5]; ([.$C$4]-[.$C$2]/2)+[.$F46]*[.$C$6]; &quot;&quot;)">
            <text:p/>
          </table:table-cell>
          <table:table-cell table:formula="of:=IF([.$F46] &lt;= [.$C$5]; [.$C$3]*COS([.$G46]); &quot;&quot;)">
            <text:p/>
          </table:table-cell>
          <table:table-cell table:formula="of:=IF([.$F46] &lt;= [.$C$5]; [.$C$3]*SIN([.$G46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table:formula="of:=IF([.$F47] &lt;= [.$C$5]; ([.$C$4]-[.$C$2]/2)+[.$F47]*[.$C$6]; &quot;&quot;)">
            <text:p/>
          </table:table-cell>
          <table:table-cell table:formula="of:=IF([.$F47] &lt;= [.$C$5]; [.$C$3]*COS([.$G47]); &quot;&quot;)">
            <text:p/>
          </table:table-cell>
          <table:table-cell table:formula="of:=IF([.$F47] &lt;= [.$C$5]; [.$C$3]*SIN([.$G47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table:formula="of:=IF([.$F48] &lt;= [.$C$5]; ([.$C$4]-[.$C$2]/2)+[.$F48]*[.$C$6]; &quot;&quot;)">
            <text:p/>
          </table:table-cell>
          <table:table-cell table:formula="of:=IF([.$F48] &lt;= [.$C$5]; [.$C$3]*COS([.$G48]); &quot;&quot;)">
            <text:p/>
          </table:table-cell>
          <table:table-cell table:formula="of:=IF([.$F48] &lt;= [.$C$5]; [.$C$3]*SIN([.$G48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 table:formula="of:=IF([.$F49] &lt;= [.$C$5]; ([.$C$4]-[.$C$2]/2)+[.$F49]*[.$C$6]; &quot;&quot;)">
            <text:p/>
          </table:table-cell>
          <table:table-cell table:formula="of:=IF([.$F49] &lt;= [.$C$5]; [.$C$3]*COS([.$G49]); &quot;&quot;)">
            <text:p/>
          </table:table-cell>
          <table:table-cell table:formula="of:=IF([.$F49] &lt;= [.$C$5]; [.$C$3]*SIN([.$G49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table:formula="of:=IF([.$F50] &lt;= [.$C$5]; ([.$C$4]-[.$C$2]/2)+[.$F50]*[.$C$6]; &quot;&quot;)">
            <text:p/>
          </table:table-cell>
          <table:table-cell table:formula="of:=IF([.$F50] &lt;= [.$C$5]; [.$C$3]*COS([.$G50]); &quot;&quot;)">
            <text:p/>
          </table:table-cell>
          <table:table-cell table:formula="of:=IF([.$F50] &lt;= [.$C$5]; [.$C$3]*SIN([.$G50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table:formula="of:=IF([.$F51] &lt;= [.$C$5]; ([.$C$4]-[.$C$2]/2)+[.$F51]*[.$C$6]; &quot;&quot;)">
            <text:p/>
          </table:table-cell>
          <table:table-cell table:formula="of:=IF([.$F51] &lt;= [.$C$5]; [.$C$3]*COS([.$G51]); &quot;&quot;)">
            <text:p/>
          </table:table-cell>
          <table:table-cell table:formula="of:=IF([.$F51] &lt;= [.$C$5]; [.$C$3]*SIN([.$G51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formula="of:=IF([.$F52] &lt;= [.$C$5]; ([.$C$4]-[.$C$2]/2)+[.$F52]*[.$C$6]; &quot;&quot;)">
            <text:p/>
          </table:table-cell>
          <table:table-cell table:formula="of:=IF([.$F52] &lt;= [.$C$5]; [.$C$3]*COS([.$G52]); &quot;&quot;)">
            <text:p/>
          </table:table-cell>
          <table:table-cell table:formula="of:=IF([.$F52] &lt;= [.$C$5]; [.$C$3]*SIN([.$G52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table:formula="of:=IF([.$F53] &lt;= [.$C$5]; ([.$C$4]-[.$C$2]/2)+[.$F53]*[.$C$6]; &quot;&quot;)">
            <text:p/>
          </table:table-cell>
          <table:table-cell table:formula="of:=IF([.$F53] &lt;= [.$C$5]; [.$C$3]*COS([.$G53]); &quot;&quot;)">
            <text:p/>
          </table:table-cell>
          <table:table-cell table:formula="of:=IF([.$F53] &lt;= [.$C$5]; [.$C$3]*SIN([.$G53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table:formula="of:=IF([.$F54] &lt;= [.$C$5]; ([.$C$4]-[.$C$2]/2)+[.$F54]*[.$C$6]; &quot;&quot;)">
            <text:p/>
          </table:table-cell>
          <table:table-cell table:formula="of:=IF([.$F54] &lt;= [.$C$5]; [.$C$3]*COS([.$G54]); &quot;&quot;)">
            <text:p/>
          </table:table-cell>
          <table:table-cell table:formula="of:=IF([.$F54] &lt;= [.$C$5]; [.$C$3]*SIN([.$G54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table:formula="of:=IF([.$F55] &lt;= [.$C$5]; ([.$C$4]-[.$C$2]/2)+[.$F55]*[.$C$6]; &quot;&quot;)">
            <text:p/>
          </table:table-cell>
          <table:table-cell table:formula="of:=IF([.$F55] &lt;= [.$C$5]; [.$C$3]*COS([.$G55]); &quot;&quot;)">
            <text:p/>
          </table:table-cell>
          <table:table-cell table:formula="of:=IF([.$F55] &lt;= [.$C$5]; [.$C$3]*SIN([.$G55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table:formula="of:=IF([.$F56] &lt;= [.$C$5]; ([.$C$4]-[.$C$2]/2)+[.$F56]*[.$C$6]; &quot;&quot;)">
            <text:p/>
          </table:table-cell>
          <table:table-cell table:formula="of:=IF([.$F56] &lt;= [.$C$5]; [.$C$3]*COS([.$G56]); &quot;&quot;)">
            <text:p/>
          </table:table-cell>
          <table:table-cell table:formula="of:=IF([.$F56] &lt;= [.$C$5]; [.$C$3]*SIN([.$G56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table:formula="of:=IF([.$F57] &lt;= [.$C$5]; ([.$C$4]-[.$C$2]/2)+[.$F57]*[.$C$6]; &quot;&quot;)">
            <text:p/>
          </table:table-cell>
          <table:table-cell table:formula="of:=IF([.$F57] &lt;= [.$C$5]; [.$C$3]*COS([.$G57]); &quot;&quot;)">
            <text:p/>
          </table:table-cell>
          <table:table-cell table:formula="of:=IF([.$F57] &lt;= [.$C$5]; [.$C$3]*SIN([.$G57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table:formula="of:=IF([.$F58] &lt;= [.$C$5]; ([.$C$4]-[.$C$2]/2)+[.$F58]*[.$C$6]; &quot;&quot;)">
            <text:p/>
          </table:table-cell>
          <table:table-cell table:formula="of:=IF([.$F58] &lt;= [.$C$5]; [.$C$3]*COS([.$G58]); &quot;&quot;)">
            <text:p/>
          </table:table-cell>
          <table:table-cell table:formula="of:=IF([.$F58] &lt;= [.$C$5]; [.$C$3]*SIN([.$G58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table:formula="of:=IF([.$F59] &lt;= [.$C$5]; ([.$C$4]-[.$C$2]/2)+[.$F59]*[.$C$6]; &quot;&quot;)">
            <text:p/>
          </table:table-cell>
          <table:table-cell table:formula="of:=IF([.$F59] &lt;= [.$C$5]; [.$C$3]*COS([.$G59]); &quot;&quot;)">
            <text:p/>
          </table:table-cell>
          <table:table-cell table:formula="of:=IF([.$F59] &lt;= [.$C$5]; [.$C$3]*SIN([.$G59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table:formula="of:=IF([.$F60] &lt;= [.$C$5]; ([.$C$4]-[.$C$2]/2)+[.$F60]*[.$C$6]; &quot;&quot;)">
            <text:p/>
          </table:table-cell>
          <table:table-cell table:formula="of:=IF([.$F60] &lt;= [.$C$5]; [.$C$3]*COS([.$G60]); &quot;&quot;)">
            <text:p/>
          </table:table-cell>
          <table:table-cell table:formula="of:=IF([.$F60] &lt;= [.$C$5]; [.$C$3]*SIN([.$G60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table:formula="of:=IF([.$F61] &lt;= [.$C$5]; ([.$C$4]-[.$C$2]/2)+[.$F61]*[.$C$6]; &quot;&quot;)">
            <text:p/>
          </table:table-cell>
          <table:table-cell table:formula="of:=IF([.$F61] &lt;= [.$C$5]; [.$C$3]*COS([.$G61]); &quot;&quot;)">
            <text:p/>
          </table:table-cell>
          <table:table-cell table:formula="of:=IF([.$F61] &lt;= [.$C$5]; [.$C$3]*SIN([.$G61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formula="of:=IF([.$F62] &lt;= [.$C$5]; ([.$C$4]-[.$C$2]/2)+[.$F62]*[.$C$6]; &quot;&quot;)">
            <text:p/>
          </table:table-cell>
          <table:table-cell table:formula="of:=IF([.$F62] &lt;= [.$C$5]; [.$C$3]*COS([.$G62]); &quot;&quot;)">
            <text:p/>
          </table:table-cell>
          <table:table-cell table:formula="of:=IF([.$F62] &lt;= [.$C$5]; [.$C$3]*SIN([.$G62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table:formula="of:=IF([.$F63] &lt;= [.$C$5]; ([.$C$4]-[.$C$2]/2)+[.$F63]*[.$C$6]; &quot;&quot;)">
            <text:p/>
          </table:table-cell>
          <table:table-cell table:formula="of:=IF([.$F63] &lt;= [.$C$5]; [.$C$3]*COS([.$G63]); &quot;&quot;)">
            <text:p/>
          </table:table-cell>
          <table:table-cell table:formula="of:=IF([.$F63] &lt;= [.$C$5]; [.$C$3]*SIN([.$G63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table:formula="of:=IF([.$F64] &lt;= [.$C$5]; ([.$C$4]-[.$C$2]/2)+[.$F64]*[.$C$6]; &quot;&quot;)">
            <text:p/>
          </table:table-cell>
          <table:table-cell table:formula="of:=IF([.$F64] &lt;= [.$C$5]; [.$C$3]*COS([.$G64]); &quot;&quot;)">
            <text:p/>
          </table:table-cell>
          <table:table-cell table:formula="of:=IF([.$F64] &lt;= [.$C$5]; [.$C$3]*SIN([.$G64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table:formula="of:=IF([.$F65] &lt;= [.$C$5]; ([.$C$4]-[.$C$2]/2)+[.$F65]*[.$C$6]; &quot;&quot;)">
            <text:p/>
          </table:table-cell>
          <table:table-cell table:formula="of:=IF([.$F65] &lt;= [.$C$5]; [.$C$3]*COS([.$G65]); &quot;&quot;)">
            <text:p/>
          </table:table-cell>
          <table:table-cell table:formula="of:=IF([.$F65] &lt;= [.$C$5]; [.$C$3]*SIN([.$G65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table:formula="of:=IF([.$F66] &lt;= [.$C$5]; ([.$C$4]-[.$C$2]/2)+[.$F66]*[.$C$6]; &quot;&quot;)">
            <text:p/>
          </table:table-cell>
          <table:table-cell table:formula="of:=IF([.$F66] &lt;= [.$C$5]; [.$C$3]*COS([.$G66]); &quot;&quot;)">
            <text:p/>
          </table:table-cell>
          <table:table-cell table:formula="of:=IF([.$F66] &lt;= [.$C$5]; [.$C$3]*SIN([.$G66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table:formula="of:=IF([.$F67] &lt;= [.$C$5]; ([.$C$4]-[.$C$2]/2)+[.$F67]*[.$C$6]; &quot;&quot;)">
            <text:p/>
          </table:table-cell>
          <table:table-cell table:formula="of:=IF([.$F67] &lt;= [.$C$5]; [.$C$3]*COS([.$G67]); &quot;&quot;)">
            <text:p/>
          </table:table-cell>
          <table:table-cell table:formula="of:=IF([.$F67] &lt;= [.$C$5]; [.$C$3]*SIN([.$G67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table:formula="of:=IF([.$F68] &lt;= [.$C$5]; ([.$C$4]-[.$C$2]/2)+[.$F68]*[.$C$6]; &quot;&quot;)">
            <text:p/>
          </table:table-cell>
          <table:table-cell table:formula="of:=IF([.$F68] &lt;= [.$C$5]; [.$C$3]*COS([.$G68]); &quot;&quot;)">
            <text:p/>
          </table:table-cell>
          <table:table-cell table:formula="of:=IF([.$F68] &lt;= [.$C$5]; [.$C$3]*SIN([.$G68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table:formula="of:=IF([.$F69] &lt;= [.$C$5]; ([.$C$4]-[.$C$2]/2)+[.$F69]*[.$C$6]; &quot;&quot;)">
            <text:p/>
          </table:table-cell>
          <table:table-cell table:formula="of:=IF([.$F69] &lt;= [.$C$5]; [.$C$3]*COS([.$G69]); &quot;&quot;)">
            <text:p/>
          </table:table-cell>
          <table:table-cell table:formula="of:=IF([.$F69] &lt;= [.$C$5]; [.$C$3]*SIN([.$G69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table:formula="of:=IF([.$F70] &lt;= [.$C$5]; ([.$C$4]-[.$C$2]/2)+[.$F70]*[.$C$6]; &quot;&quot;)">
            <text:p/>
          </table:table-cell>
          <table:table-cell table:formula="of:=IF([.$F70] &lt;= [.$C$5]; [.$C$3]*COS([.$G70]); &quot;&quot;)">
            <text:p/>
          </table:table-cell>
          <table:table-cell table:formula="of:=IF([.$F70] &lt;= [.$C$5]; [.$C$3]*SIN([.$G70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  <table:table-cell table:formula="of:=IF([.$F71] &lt;= [.$C$5]; ([.$C$4]-[.$C$2]/2)+[.$F71]*[.$C$6]; &quot;&quot;)">
            <text:p/>
          </table:table-cell>
          <table:table-cell table:formula="of:=IF([.$F71] &lt;= [.$C$5]; [.$C$3]*COS([.$G71]); &quot;&quot;)">
            <text:p/>
          </table:table-cell>
          <table:table-cell table:formula="of:=IF([.$F71] &lt;= [.$C$5]; [.$C$3]*SIN([.$G71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table:formula="of:=IF([.$F72] &lt;= [.$C$5]; ([.$C$4]-[.$C$2]/2)+[.$F72]*[.$C$6]; &quot;&quot;)">
            <text:p/>
          </table:table-cell>
          <table:table-cell table:formula="of:=IF([.$F72] &lt;= [.$C$5]; [.$C$3]*COS([.$G72]); &quot;&quot;)">
            <text:p/>
          </table:table-cell>
          <table:table-cell table:formula="of:=IF([.$F72] &lt;= [.$C$5]; [.$C$3]*SIN([.$G72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71" calcext:value-type="float">
            <text:p>71</text:p>
          </table:table-cell>
          <table:table-cell table:formula="of:=IF([.$F73] &lt;= [.$C$5]; ([.$C$4]-[.$C$2]/2)+[.$F73]*[.$C$6]; &quot;&quot;)">
            <text:p/>
          </table:table-cell>
          <table:table-cell table:formula="of:=IF([.$F73] &lt;= [.$C$5]; [.$C$3]*COS([.$G73]); &quot;&quot;)">
            <text:p/>
          </table:table-cell>
          <table:table-cell table:formula="of:=IF([.$F73] &lt;= [.$C$5]; [.$C$3]*SIN([.$G73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72" calcext:value-type="float">
            <text:p>72</text:p>
          </table:table-cell>
          <table:table-cell table:formula="of:=IF([.$F74] &lt;= [.$C$5]; ([.$C$4]-[.$C$2]/2)+[.$F74]*[.$C$6]; &quot;&quot;)">
            <text:p/>
          </table:table-cell>
          <table:table-cell table:formula="of:=IF([.$F74] &lt;= [.$C$5]; [.$C$3]*COS([.$G74]); &quot;&quot;)">
            <text:p/>
          </table:table-cell>
          <table:table-cell table:formula="of:=IF([.$F74] &lt;= [.$C$5]; [.$C$3]*SIN([.$G74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table:formula="of:=IF([.$F75] &lt;= [.$C$5]; ([.$C$4]-[.$C$2]/2)+[.$F75]*[.$C$6]; &quot;&quot;)">
            <text:p/>
          </table:table-cell>
          <table:table-cell table:formula="of:=IF([.$F75] &lt;= [.$C$5]; [.$C$3]*COS([.$G75]); &quot;&quot;)">
            <text:p/>
          </table:table-cell>
          <table:table-cell table:formula="of:=IF([.$F75] &lt;= [.$C$5]; [.$C$3]*SIN([.$G75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  <table:table-cell table:formula="of:=IF([.$F76] &lt;= [.$C$5]; ([.$C$4]-[.$C$2]/2)+[.$F76]*[.$C$6]; &quot;&quot;)">
            <text:p/>
          </table:table-cell>
          <table:table-cell table:formula="of:=IF([.$F76] &lt;= [.$C$5]; [.$C$3]*COS([.$G76]); &quot;&quot;)">
            <text:p/>
          </table:table-cell>
          <table:table-cell table:formula="of:=IF([.$F76] &lt;= [.$C$5]; [.$C$3]*SIN([.$G76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table:formula="of:=IF([.$F77] &lt;= [.$C$5]; ([.$C$4]-[.$C$2]/2)+[.$F77]*[.$C$6]; &quot;&quot;)">
            <text:p/>
          </table:table-cell>
          <table:table-cell table:formula="of:=IF([.$F77] &lt;= [.$C$5]; [.$C$3]*COS([.$G77]); &quot;&quot;)">
            <text:p/>
          </table:table-cell>
          <table:table-cell table:formula="of:=IF([.$F77] &lt;= [.$C$5]; [.$C$3]*SIN([.$G77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  <table:table-cell table:formula="of:=IF([.$F78] &lt;= [.$C$5]; ([.$C$4]-[.$C$2]/2)+[.$F78]*[.$C$6]; &quot;&quot;)">
            <text:p/>
          </table:table-cell>
          <table:table-cell table:formula="of:=IF([.$F78] &lt;= [.$C$5]; [.$C$3]*COS([.$G78]); &quot;&quot;)">
            <text:p/>
          </table:table-cell>
          <table:table-cell table:formula="of:=IF([.$F78] &lt;= [.$C$5]; [.$C$3]*SIN([.$G78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  <table:table-cell table:formula="of:=IF([.$F79] &lt;= [.$C$5]; ([.$C$4]-[.$C$2]/2)+[.$F79]*[.$C$6]; &quot;&quot;)">
            <text:p/>
          </table:table-cell>
          <table:table-cell table:formula="of:=IF([.$F79] &lt;= [.$C$5]; [.$C$3]*COS([.$G79]); &quot;&quot;)">
            <text:p/>
          </table:table-cell>
          <table:table-cell table:formula="of:=IF([.$F79] &lt;= [.$C$5]; [.$C$3]*SIN([.$G79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table:formula="of:=IF([.$F80] &lt;= [.$C$5]; ([.$C$4]-[.$C$2]/2)+[.$F80]*[.$C$6]; &quot;&quot;)">
            <text:p/>
          </table:table-cell>
          <table:table-cell table:formula="of:=IF([.$F80] &lt;= [.$C$5]; [.$C$3]*COS([.$G80]); &quot;&quot;)">
            <text:p/>
          </table:table-cell>
          <table:table-cell table:formula="of:=IF([.$F80] &lt;= [.$C$5]; [.$C$3]*SIN([.$G80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  <table:table-cell table:formula="of:=IF([.$F81] &lt;= [.$C$5]; ([.$C$4]-[.$C$2]/2)+[.$F81]*[.$C$6]; &quot;&quot;)">
            <text:p/>
          </table:table-cell>
          <table:table-cell table:formula="of:=IF([.$F81] &lt;= [.$C$5]; [.$C$3]*COS([.$G81]); &quot;&quot;)">
            <text:p/>
          </table:table-cell>
          <table:table-cell table:formula="of:=IF([.$F81] &lt;= [.$C$5]; [.$C$3]*SIN([.$G81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formula="of:=IF([.$F82] &lt;= [.$C$5]; ([.$C$4]-[.$C$2]/2)+[.$F82]*[.$C$6]; &quot;&quot;)">
            <text:p/>
          </table:table-cell>
          <table:table-cell table:formula="of:=IF([.$F82] &lt;= [.$C$5]; [.$C$3]*COS([.$G82]); &quot;&quot;)">
            <text:p/>
          </table:table-cell>
          <table:table-cell table:formula="of:=IF([.$F82] &lt;= [.$C$5]; [.$C$3]*SIN([.$G82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81" calcext:value-type="float">
            <text:p>81</text:p>
          </table:table-cell>
          <table:table-cell table:formula="of:=IF([.$F83] &lt;= [.$C$5]; ([.$C$4]-[.$C$2]/2)+[.$F83]*[.$C$6]; &quot;&quot;)">
            <text:p/>
          </table:table-cell>
          <table:table-cell table:formula="of:=IF([.$F83] &lt;= [.$C$5]; [.$C$3]*COS([.$G83]); &quot;&quot;)">
            <text:p/>
          </table:table-cell>
          <table:table-cell table:formula="of:=IF([.$F83] &lt;= [.$C$5]; [.$C$3]*SIN([.$G83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82" calcext:value-type="float">
            <text:p>82</text:p>
          </table:table-cell>
          <table:table-cell table:formula="of:=IF([.$F84] &lt;= [.$C$5]; ([.$C$4]-[.$C$2]/2)+[.$F84]*[.$C$6]; &quot;&quot;)">
            <text:p/>
          </table:table-cell>
          <table:table-cell table:formula="of:=IF([.$F84] &lt;= [.$C$5]; [.$C$3]*COS([.$G84]); &quot;&quot;)">
            <text:p/>
          </table:table-cell>
          <table:table-cell table:formula="of:=IF([.$F84] &lt;= [.$C$5]; [.$C$3]*SIN([.$G84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83" calcext:value-type="float">
            <text:p>83</text:p>
          </table:table-cell>
          <table:table-cell table:formula="of:=IF([.$F85] &lt;= [.$C$5]; ([.$C$4]-[.$C$2]/2)+[.$F85]*[.$C$6]; &quot;&quot;)">
            <text:p/>
          </table:table-cell>
          <table:table-cell table:formula="of:=IF([.$F85] &lt;= [.$C$5]; [.$C$3]*COS([.$G85]); &quot;&quot;)">
            <text:p/>
          </table:table-cell>
          <table:table-cell table:formula="of:=IF([.$F85] &lt;= [.$C$5]; [.$C$3]*SIN([.$G85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 table:formula="of:=IF([.$F86] &lt;= [.$C$5]; ([.$C$4]-[.$C$2]/2)+[.$F86]*[.$C$6]; &quot;&quot;)">
            <text:p/>
          </table:table-cell>
          <table:table-cell table:formula="of:=IF([.$F86] &lt;= [.$C$5]; [.$C$3]*COS([.$G86]); &quot;&quot;)">
            <text:p/>
          </table:table-cell>
          <table:table-cell table:formula="of:=IF([.$F86] &lt;= [.$C$5]; [.$C$3]*SIN([.$G86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table:formula="of:=IF([.$F87] &lt;= [.$C$5]; ([.$C$4]-[.$C$2]/2)+[.$F87]*[.$C$6]; &quot;&quot;)">
            <text:p/>
          </table:table-cell>
          <table:table-cell table:formula="of:=IF([.$F87] &lt;= [.$C$5]; [.$C$3]*COS([.$G87]); &quot;&quot;)">
            <text:p/>
          </table:table-cell>
          <table:table-cell table:formula="of:=IF([.$F87] &lt;= [.$C$5]; [.$C$3]*SIN([.$G87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table:formula="of:=IF([.$F88] &lt;= [.$C$5]; ([.$C$4]-[.$C$2]/2)+[.$F88]*[.$C$6]; &quot;&quot;)">
            <text:p/>
          </table:table-cell>
          <table:table-cell table:formula="of:=IF([.$F88] &lt;= [.$C$5]; [.$C$3]*COS([.$G88]); &quot;&quot;)">
            <text:p/>
          </table:table-cell>
          <table:table-cell table:formula="of:=IF([.$F88] &lt;= [.$C$5]; [.$C$3]*SIN([.$G88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87" calcext:value-type="float">
            <text:p>87</text:p>
          </table:table-cell>
          <table:table-cell table:formula="of:=IF([.$F89] &lt;= [.$C$5]; ([.$C$4]-[.$C$2]/2)+[.$F89]*[.$C$6]; &quot;&quot;)">
            <text:p/>
          </table:table-cell>
          <table:table-cell table:formula="of:=IF([.$F89] &lt;= [.$C$5]; [.$C$3]*COS([.$G89]); &quot;&quot;)">
            <text:p/>
          </table:table-cell>
          <table:table-cell table:formula="of:=IF([.$F89] &lt;= [.$C$5]; [.$C$3]*SIN([.$G89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table:formula="of:=IF([.$F90] &lt;= [.$C$5]; ([.$C$4]-[.$C$2]/2)+[.$F90]*[.$C$6]; &quot;&quot;)">
            <text:p/>
          </table:table-cell>
          <table:table-cell table:formula="of:=IF([.$F90] &lt;= [.$C$5]; [.$C$3]*COS([.$G90]); &quot;&quot;)">
            <text:p/>
          </table:table-cell>
          <table:table-cell table:formula="of:=IF([.$F90] &lt;= [.$C$5]; [.$C$3]*SIN([.$G90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89" calcext:value-type="float">
            <text:p>89</text:p>
          </table:table-cell>
          <table:table-cell table:formula="of:=IF([.$F91] &lt;= [.$C$5]; ([.$C$4]-[.$C$2]/2)+[.$F91]*[.$C$6]; &quot;&quot;)">
            <text:p/>
          </table:table-cell>
          <table:table-cell table:formula="of:=IF([.$F91] &lt;= [.$C$5]; [.$C$3]*COS([.$G91]); &quot;&quot;)">
            <text:p/>
          </table:table-cell>
          <table:table-cell table:formula="of:=IF([.$F91] &lt;= [.$C$5]; [.$C$3]*SIN([.$G91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table:formula="of:=IF([.$F92] &lt;= [.$C$5]; ([.$C$4]-[.$C$2]/2)+[.$F92]*[.$C$6]; &quot;&quot;)">
            <text:p/>
          </table:table-cell>
          <table:table-cell table:formula="of:=IF([.$F92] &lt;= [.$C$5]; [.$C$3]*COS([.$G92]); &quot;&quot;)">
            <text:p/>
          </table:table-cell>
          <table:table-cell table:formula="of:=IF([.$F92] &lt;= [.$C$5]; [.$C$3]*SIN([.$G92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table:formula="of:=IF([.$F93] &lt;= [.$C$5]; ([.$C$4]-[.$C$2]/2)+[.$F93]*[.$C$6]; &quot;&quot;)">
            <text:p/>
          </table:table-cell>
          <table:table-cell table:formula="of:=IF([.$F93] &lt;= [.$C$5]; [.$C$3]*COS([.$G93]); &quot;&quot;)">
            <text:p/>
          </table:table-cell>
          <table:table-cell table:formula="of:=IF([.$F93] &lt;= [.$C$5]; [.$C$3]*SIN([.$G93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 table:formula="of:=IF([.$F94] &lt;= [.$C$5]; ([.$C$4]-[.$C$2]/2)+[.$F94]*[.$C$6]; &quot;&quot;)">
            <text:p/>
          </table:table-cell>
          <table:table-cell table:formula="of:=IF([.$F94] &lt;= [.$C$5]; [.$C$3]*COS([.$G94]); &quot;&quot;)">
            <text:p/>
          </table:table-cell>
          <table:table-cell table:formula="of:=IF([.$F94] &lt;= [.$C$5]; [.$C$3]*SIN([.$G94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 table:formula="of:=IF([.$F95] &lt;= [.$C$5]; ([.$C$4]-[.$C$2]/2)+[.$F95]*[.$C$6]; &quot;&quot;)">
            <text:p/>
          </table:table-cell>
          <table:table-cell table:formula="of:=IF([.$F95] &lt;= [.$C$5]; [.$C$3]*COS([.$G95]); &quot;&quot;)">
            <text:p/>
          </table:table-cell>
          <table:table-cell table:formula="of:=IF([.$F95] &lt;= [.$C$5]; [.$C$3]*SIN([.$G95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 table:formula="of:=IF([.$F96] &lt;= [.$C$5]; ([.$C$4]-[.$C$2]/2)+[.$F96]*[.$C$6]; &quot;&quot;)">
            <text:p/>
          </table:table-cell>
          <table:table-cell table:formula="of:=IF([.$F96] &lt;= [.$C$5]; [.$C$3]*COS([.$G96]); &quot;&quot;)">
            <text:p/>
          </table:table-cell>
          <table:table-cell table:formula="of:=IF([.$F96] &lt;= [.$C$5]; [.$C$3]*SIN([.$G96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table:formula="of:=IF([.$F97] &lt;= [.$C$5]; ([.$C$4]-[.$C$2]/2)+[.$F97]*[.$C$6]; &quot;&quot;)">
            <text:p/>
          </table:table-cell>
          <table:table-cell table:formula="of:=IF([.$F97] &lt;= [.$C$5]; [.$C$3]*COS([.$G97]); &quot;&quot;)">
            <text:p/>
          </table:table-cell>
          <table:table-cell table:formula="of:=IF([.$F97] &lt;= [.$C$5]; [.$C$3]*SIN([.$G97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96" calcext:value-type="float">
            <text:p>96</text:p>
          </table:table-cell>
          <table:table-cell table:formula="of:=IF([.$F98] &lt;= [.$C$5]; ([.$C$4]-[.$C$2]/2)+[.$F98]*[.$C$6]; &quot;&quot;)">
            <text:p/>
          </table:table-cell>
          <table:table-cell table:formula="of:=IF([.$F98] &lt;= [.$C$5]; [.$C$3]*COS([.$G98]); &quot;&quot;)">
            <text:p/>
          </table:table-cell>
          <table:table-cell table:formula="of:=IF([.$F98] &lt;= [.$C$5]; [.$C$3]*SIN([.$G98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 table:formula="of:=IF([.$F99] &lt;= [.$C$5]; ([.$C$4]-[.$C$2]/2)+[.$F99]*[.$C$6]; &quot;&quot;)">
            <text:p/>
          </table:table-cell>
          <table:table-cell table:formula="of:=IF([.$F99] &lt;= [.$C$5]; [.$C$3]*COS([.$G99]); &quot;&quot;)">
            <text:p/>
          </table:table-cell>
          <table:table-cell table:formula="of:=IF([.$F99] &lt;= [.$C$5]; [.$C$3]*SIN([.$G99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 table:formula="of:=IF([.$F100] &lt;= [.$C$5]; ([.$C$4]-[.$C$2]/2)+[.$F100]*[.$C$6]; &quot;&quot;)">
            <text:p/>
          </table:table-cell>
          <table:table-cell table:formula="of:=IF([.$F100] &lt;= [.$C$5]; [.$C$3]*COS([.$G100]); &quot;&quot;)">
            <text:p/>
          </table:table-cell>
          <table:table-cell table:formula="of:=IF([.$F100] &lt;= [.$C$5]; [.$C$3]*SIN([.$G100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 table:formula="of:=IF([.$F101] &lt;= [.$C$5]; ([.$C$4]-[.$C$2]/2)+[.$F101]*[.$C$6]; &quot;&quot;)">
            <text:p/>
          </table:table-cell>
          <table:table-cell table:formula="of:=IF([.$F101] &lt;= [.$C$5]; [.$C$3]*COS([.$G101]); &quot;&quot;)">
            <text:p/>
          </table:table-cell>
          <table:table-cell table:formula="of:=IF([.$F101] &lt;= [.$C$5]; [.$C$3]*SIN([.$G101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table:formula="of:=IF([.$F102] &lt;= [.$C$5]; ([.$C$4]-[.$C$2]/2)+[.$F102]*[.$C$6]; &quot;&quot;)">
            <text:p/>
          </table:table-cell>
          <table:table-cell table:formula="of:=IF([.$F102] &lt;= [.$C$5]; [.$C$3]*COS([.$G102]); &quot;&quot;)">
            <text:p/>
          </table:table-cell>
          <table:table-cell table:formula="of:=IF([.$F102] &lt;= [.$C$5]; [.$C$3]*SIN([.$G102]); &quot;&quot;)">
            <text:p/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104847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7T11:05:47.525708890</meta:creation-date>
    <dc:date>2023-07-27T11:51:15.031682233</dc:date>
    <meta:editing-duration>PT45M20S</meta:editing-duration>
    <meta:editing-cycles>17</meta:editing-cycles>
    <meta:generator>LibreOffice/6.4.7.2$Linux_X86_64 LibreOffice_project/40$Build-2</meta:generator>
    <meta:document-statistic meta:table-count="1" meta:cell-count="547" meta:object-count="0"/>
  </office:meta>
</office:document-meta>
</file>